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b98d1" officeooo:paragraph-rsid="000b98d1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da32a" officeooo:paragraph-rsid="000da32a"/>
    </style:style>
    <style:style style:name="P3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0da32a" officeooo:paragraph-rsid="000da32a"/>
    </style:style>
    <style:style style:name="P4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b98d1" officeooo:paragraph-rsid="000b98d1"/>
    </style:style>
    <style:style style:name="T1" style:family="text">
      <style:text-properties officeooo:rsid="000bb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fe in prison wasn't easy. <text:span text:style-name="T1">Larry didn't want any part of it. But he had to do the time for which he had committed a certain questionable crime. Naturally what crime isn't questionable.</text:span></text:p>
      <text:p text:style-name="P1"/>
      <text:p text:style-name="P2">He had been surprised at how quickly the police caught up with him. They were on the scene in seconds. Literally seconds.</text:p>
      <text:p text:style-name="P2"/>
      <text:p text:style-name="P3">Larry figured the shop owner must have had the police on hot standby or something. They never showed up that quickly to anything, unless it was a doughnut sho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8-25T14:44:19.558000000</dc:date>
    <meta:editing-cycles>8</meta:editing-cycles>
    <meta:editing-duration>PT3M16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3" meta:word-count="84" meta:character-count="466" meta:non-whitespace-character-count="385"/>
    <meta:template xlink:type="simple" xlink:actuate="onRequest" xlink:title="Normal.dotm" xlink:href=""/>
  </office:meta>
</office:document-meta>
</file>